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9.85393in" svg:height="4.24245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odd Edge</meta:initial-creator>
    <dc:creator>Todd Edge</dc:creator>
    <meta:creation-date>2025-01-27T12:57:00Z</meta:creation-date>
    <dc:date>2025-01-27T12:57:00Z</dc:date>
    <meta:template xlink:href="Normal.dotm" xlink:type="simple"/>
    <meta:editing-cycles>1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